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rsid="00168f9c" officeooo:paragraph-rsid="00168f9c"/>
    </style:style>
    <style:style style:name="P2" style:family="paragraph" style:parent-style-name="Standard">
      <style:paragraph-properties fo:text-align="start" style:justify-single-word="false"/>
      <style:text-properties style:font-name="Arial" fo:font-style="italic" fo:font-weight="bold" officeooo:rsid="00168f9c" officeooo:paragraph-rsid="0019ef51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end" style:justify-single-word="false"/>
      <style:text-properties officeooo:rsid="00252ba1" officeooo:paragraph-rsid="00252ba1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officeooo:rsid="00168f9c" officeooo:paragraph-rsid="001bebd9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weight="bold" officeooo:rsid="00168f9c" officeooo:paragraph-rsid="0019ef51" style:font-weight-asian="bold" style:font-weight-complex="bold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weight="bold" officeooo:rsid="00168f9c" officeooo:paragraph-rsid="001b5996" style:font-weight-asian="bold" style:font-weight-complex="bold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weight="bold" officeooo:rsid="00168f9c" officeooo:paragraph-rsid="001bebd9" style:font-weight-asian="bold" style:font-weight-complex="bold"/>
    </style:style>
    <style:style style:name="P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Arial" fo:font-style="italic" officeooo:rsid="001d68d0" officeooo:paragraph-rsid="001d68d0" style:font-style-asian="italic" style:font-style-complex="italic"/>
    </style:style>
    <style:style style:name="P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Arial" fo:font-style="italic" officeooo:rsid="001e9fef" officeooo:paragraph-rsid="001e9fef" style:font-style-asian="italic" style:font-style-complex="italic"/>
    </style:style>
    <style:style style:name="P1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Arial" fo:font-style="italic" officeooo:rsid="001f36ba" officeooo:paragraph-rsid="001f36ba" style:font-style-asian="italic" style:font-style-complex="italic"/>
    </style:style>
    <style:style style:name="P1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Arial" fo:font-style="italic" officeooo:rsid="00209195" officeooo:paragraph-rsid="00209195" style:font-style-asian="italic" style:font-style-complex="italic"/>
    </style:style>
    <style:style style:name="P1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Arial" fo:font-style="italic" officeooo:rsid="0021557b" officeooo:paragraph-rsid="0021557b" style:font-style-asian="italic" style:font-style-complex="italic"/>
    </style:style>
    <style:style style:name="P1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Arial" fo:font-style="italic" officeooo:rsid="0021b489" officeooo:paragraph-rsid="0021b489" style:font-style-asian="italic" style:font-style-complex="italic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rsid="00168f9c" officeooo:paragraph-rsid="001beb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ebd9" style:font-weight-asian="bold" style:font-weight-complex="bold"/>
    </style:style>
    <style:style style:name="T3" style:family="text">
      <style:text-properties fo:font-weight="normal" officeooo:rsid="001bebd9" style:font-weight-asian="normal" style:font-weight-complex="normal"/>
    </style:style>
    <style:style style:name="T4" style:family="text">
      <style:text-properties officeooo:rsid="0018cb54"/>
    </style:style>
    <style:style style:name="T5" style:family="text">
      <style:text-properties officeooo:rsid="0019ef51"/>
    </style:style>
    <style:style style:name="T6" style:family="text">
      <style:text-properties officeooo:rsid="001b406d"/>
    </style:style>
    <style:style style:name="T7" style:family="text">
      <style:text-properties officeooo:rsid="001b5996"/>
    </style:style>
    <style:style style:name="T8" style:family="text">
      <style:text-properties officeooo:rsid="001bebd9"/>
    </style:style>
    <style:style style:name="T9" style:family="text">
      <style:text-properties officeooo:rsid="002091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eneración de un Algoritmo de Ranking para Documentos Científicos del Área de las Ciencias de la Computación.</text:span></text:p>
      <text:p text:style-name="P1"/>
      <text:p text:style-name="P1"/>
      <text:p text:style-name="P2"><text:span text:style-name="T4">Estructura:</text:span></text:p>
      <text:p text:style-name="P5"><text:span text:style-name="T5">Introducción</text:span></text:p>
      <text:p text:style-name="P8">Sistemas de Recuperación de Información</text:p>
      <text:p text:style-name="P8">SRI para Documentos Científicos del Área de Ciencias de la Computación</text:p>
      <text:p text:style-name="P8">Métricas para la Evaluación de Documentos Científicos</text:p>
      <text:p text:style-name="P5"><text:span text:style-name="T5">Materiales y Métodos</text:span></text:p>
      <text:p text:style-name="P9">Estructua del SRI</text:p>
      <text:p text:style-name="P10">Diseño del Algoritmo</text:p>
      <text:p text:style-name="P11">Desarrollo del Algoritmo de Ranking</text:p>
      <text:p text:style-name="P6"><text:span text:style-name="T6">Experimentación</text:span></text:p>
      <text:p text:style-name="P12">Desarrollo del Prototipo de SRI para la Experimentación</text:p>
      <text:p text:style-name="P13">Validación del Algoritmo Desarrollado</text:p>
      <text:p text:style-name="P7"><text:span text:style-name="T7">Conclusiones y Trabajos Futuros</text:span></text:p>
      <text:p text:style-name="P4"><text:span text:style-name="T2">Bibliografía</text:span></text:p>
      <text:p text:style-name="P14"/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 GP</meta:initial-creator>
    <meta:creation-date>2014-08-18T14:12:58.673383894</meta:creation-date>
    <dc:date>2014-08-18T14:34:17.357058222</dc:date>
    <dc:creator>Emanuel GP</dc:creator>
    <meta:editing-duration>PT19M</meta:editing-duration>
    <meta:editing-cycles>22</meta:editing-cycles>
    <meta:generator>LibreOffice/4.2.4.2$Linux_x86 LibreOffice_project/420m0$Build-2</meta:generator>
    <meta:document-statistic meta:table-count="0" meta:image-count="0" meta:object-count="0" meta:page-count="1" meta:paragraph-count="15" meta:word-count="74" meta:character-count="536" meta:non-whitespace-character-count="477"/>
  </office:meta>
</office:document-meta>
</file>